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7653in" fo:margin-left="-0.0236in" fo:margin-top="0in" fo:margin-bottom="0in" table:align="left" style:writing-mode="page"/>
    </style:style>
    <style:style style:name="Table1.A" style:family="table-column">
      <style:table-column-properties style:column-width="2.6215in"/>
    </style:style>
    <style:style style:name="Table1.B" style:family="table-column">
      <style:table-column-properties style:column-width="0.166in"/>
    </style:style>
    <style:style style:name="Table1.C" style:family="table-column">
      <style:table-column-properties style:column-width="1.7389in"/>
    </style:style>
    <style:style style:name="Table1.D" style:family="table-column">
      <style:table-column-properties style:column-width="0.1639in"/>
    </style:style>
    <style:style style:name="Table1.E" style:family="table-column">
      <style:table-column-properties style:column-width="2.07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825in" fo:margin-left="-0.075in" fo:margin-top="0in" fo:margin-bottom="0in" table:align="left" style:writing-mode="page"/>
    </style:style>
    <style:style style:name="Table2.A" style:family="table-column">
      <style:table-column-properties style:column-width="1.3243in"/>
    </style:style>
    <style:style style:name="Table2.B" style:family="table-column">
      <style:table-column-properties style:column-width="1.375in"/>
    </style:style>
    <style:style style:name="Table2.C" style:family="table-column">
      <style:table-column-properties style:column-width="4.0701in"/>
    </style:style>
    <style:style style:name="Table2.D" style:family="table-column">
      <style:table-column-properties style:column-width="0.0556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2.D1" style:family="table-cell">
      <style:table-cell-properties fo:padding-left="0.075in" fo:padding-right="0.075in" fo:padding-top="0in" fo:padding-bottom="0in" fo:border="none"/>
    </style:style>
    <style:style style:name="Table2.D2" style:family="table-cell">
      <style:table-cell-properties fo:padding-left="0.075in" fo:padding-right="0.075in" fo:padding-top="0in" fo:padding-bottom="0in" fo:border="none"/>
    </style:style>
    <style:style style:name="Table2.D3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3" style:family="table">
      <style:table-properties style:width="6.7417in" fo:margin-left="-0.075in" fo:margin-top="0in" fo:margin-bottom="0in" table:align="left" style:writing-mode="page"/>
    </style:style>
    <style:style style:name="Table3.A" style:family="table-column">
      <style:table-column-properties style:column-width="0.9229in"/>
    </style:style>
    <style:style style:name="Table3.B" style:family="table-column">
      <style:table-column-properties style:column-width="5.8181in"/>
    </style:style>
    <style:style style:name="Table3.1" style:family="table-row">
      <style:table-row-properties style:min-row-height="0.2757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3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6.7417in" fo:margin-left="-0.075in" fo:margin-top="0in" fo:margin-bottom="0in" table:align="left" style:writing-mode="page"/>
    </style:style>
    <style:style style:name="Table4.A" style:family="table-column">
      <style:table-column-properties style:column-width="2.2639in"/>
    </style:style>
    <style:style style:name="Table4.B" style:family="table-column">
      <style:table-column-properties style:column-width="0.9847in"/>
    </style:style>
    <style:style style:name="Table4.C" style:family="table-column">
      <style:table-column-properties style:column-width="0.1965in"/>
    </style:style>
    <style:style style:name="Table4.D" style:family="table-column">
      <style:table-column-properties style:column-width="3.2958in"/>
    </style:style>
    <style:style style:name="Table4.1" style:family="table-row">
      <style:table-row-properties style:min-row-height="0.2757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075in" fo:padding-right="0.075in" fo:padding-top="0in" fo:padding-bottom="0in" fo:border="none"/>
    </style:style>
    <style:style style:name="Table4.B2" style:family="table-cell">
      <style:table-cell-properties fo:padding-left="0.075in" fo:padding-right="0.075in" fo:padding-top="0in" fo:padding-bottom="0in" fo:border="none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Table4.6" style:family="table-row">
      <style:table-row-properties fo:keep-together="auto"/>
    </style:style>
    <style:style style:name="Table4.A6" style:family="table-cell">
      <style:table-cell-properties fo:padding-left="0.075in" fo:padding-right="0.075in" fo:padding-top="0in" fo:padding-bottom="0in" fo:border="none"/>
    </style:style>
    <style:style style:name="Table4.B6" style:family="table-cell">
      <style:table-cell-properties fo:padding-left="0.075in" fo:padding-right="0.075in" fo:padding-top="0in" fo:padding-bottom="0in" fo:border="none"/>
    </style:style>
    <style:style style:name="Table4.8" style:family="table-row">
      <style:table-row-properties fo:keep-together="auto"/>
    </style:style>
    <style:style style:name="Table5" style:family="table">
      <style:table-properties style:width="6.6715in" fo:margin-left="-0.075in" fo:margin-top="0in" fo:margin-bottom="0in" table:align="left" style:writing-mode="page"/>
    </style:style>
    <style:style style:name="Table5.A" style:family="table-column">
      <style:table-column-properties style:column-width="1.8799in"/>
    </style:style>
    <style:style style:name="Table5.B" style:family="table-column">
      <style:table-column-properties style:column-width="0.5854in"/>
    </style:style>
    <style:style style:name="Table5.C" style:family="table-column">
      <style:table-column-properties style:column-width="0.1646in"/>
    </style:style>
    <style:style style:name="Table5.D" style:family="table-column">
      <style:table-column-properties style:column-width="1.5368in"/>
    </style:style>
    <style:style style:name="Table5.E" style:family="table-column">
      <style:table-column-properties style:column-width="0.1639in"/>
    </style:style>
    <style:style style:name="Table5.F" style:family="table-column">
      <style:table-column-properties style:column-width="2.3403in"/>
    </style:style>
    <style:style style:name="Table5.1" style:family="table-row">
      <style:table-row-properties style:min-row-height="0.2757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5.2" style:family="table-row">
      <style:table-row-properties fo:keep-together="auto"/>
    </style:style>
    <style:style style:name="P1" style:family="paragraph" style:parent-style-name="Standard">
      <style:paragraph-properties fo:line-height="100%" fo:text-indent="0in" style:auto-text-indent="false">
        <style:tab-stops>
          <style:tab-stop style:position="2.1252in"/>
          <style:tab-stop style:position="2.3752in"/>
          <style:tab-stop style:position="3.75in"/>
          <style:tab-stop style:position="4.1252in"/>
          <style:tab-stop style:position="5.8752in"/>
        </style:tab-stops>
      </style:paragraph-properties>
      <style:text-properties officeooo:paragraph-rsid="0018dee1"/>
    </style:style>
    <style:style style:name="P2" style:family="paragraph" style:parent-style-name="Standard">
      <style:paragraph-properties fo:line-height="100%" fo:text-indent="0.3752in" style:auto-text-indent="false">
        <style:tab-stops>
          <style:tab-stop style:position="2.1252in"/>
          <style:tab-stop style:position="2.3752in"/>
          <style:tab-stop style:position="3.75in"/>
          <style:tab-stop style:position="4.1252in"/>
          <style:tab-stop style:position="5.8752in"/>
        </style:tab-stops>
      </style:paragraph-properties>
      <style:text-properties officeooo:paragraph-rsid="0018dee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text-indent="0in" style:auto-text-indent="false" fo:break-before="page"/>
      <style:text-properties officeooo:paragraph-rsid="0018dee1"/>
    </style:style>
    <style:style style:name="P4" style:family="paragraph" style:parent-style-name="Standard">
      <style:paragraph-properties fo:line-height="100%" fo:text-align="center" style:justify-single-word="false" fo:orphans="0" fo:widows="0" fo:text-indent="0in" style:auto-text-indent="false"/>
      <style:text-properties officeooo:paragraph-rsid="0018dee1"/>
    </style:style>
    <style:style style:name="P5" style:family="paragraph" style:parent-style-name="Standard">
      <style:paragraph-properties fo:margin-top="0in" fo:margin-bottom="0.25in" style:contextual-spacing="false" fo:line-height="100%" fo:text-align="center" style:justify-single-word="false" fo:orphans="0" fo:widows="0" fo:text-indent="0in" style:auto-text-indent="false"/>
      <style:text-properties officeooo:paragraph-rsid="0018dee1"/>
    </style:style>
    <style:style style:name="P6" style:family="paragraph" style:parent-style-name="Standard">
      <style:paragraph-properties fo:margin-top="0.3335in" fo:margin-bottom="0.3335in" style:contextual-spacing="false" fo:line-height="100%" fo:text-align="center" style:justify-single-word="false" fo:orphans="0" fo:widows="0" fo:text-indent="0in" style:auto-text-indent="false"/>
      <style:text-properties officeooo:paragraph-rsid="0018dee1"/>
    </style:style>
    <style:style style:name="P7" style:family="paragraph" style:parent-style-name="Standard">
      <style:paragraph-properties fo:line-height="100%" fo:text-align="center" style:justify-single-word="false" fo:orphans="0" fo:widows="0" fo:text-indent="-0.25in" style:auto-text-indent="false"/>
      <style:text-properties officeooo:paragraph-rsid="0018dee1"/>
    </style:style>
    <style:style style:name="P8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99pt solid #000000"/>
      <style:text-properties officeooo:paragraph-rsid="0018dee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text-indent="0in" style:auto-text-indent="false" fo:break-before="page"/>
      <style:text-properties officeooo:paragraph-rsid="0018dee1"/>
    </style:style>
    <style:style style:name="P10" style:family="paragraph" style:parent-style-name="Standard">
      <style:paragraph-properties fo:margin-right="-0.0043in" fo:line-height="100%" fo:orphans="0" fo:widows="0" fo:text-indent="0in" style:auto-text-indent="false"/>
      <style:text-properties officeooo:paragraph-rsid="0018dee1"/>
    </style:style>
    <style:style style:name="P11" style:family="paragraph" style:parent-style-name="Standard">
      <style:paragraph-properties fo:margin-top="0.0835in" fo:margin-bottom="0in" style:contextual-spacing="false" fo:line-height="100%" fo:orphans="0" fo:widows="0" fo:text-indent="0in" style:auto-text-indent="false"/>
      <style:text-properties officeooo:paragraph-rsid="0018dee1"/>
    </style:style>
    <style:style style:name="P12" style:family="paragraph" style:parent-style-name="Standard">
      <style:paragraph-properties fo:line-height="100%" fo:orphans="0" fo:widows="0" fo:text-indent="0in" style:auto-text-indent="false"/>
      <style:text-properties officeooo:paragraph-rsid="0018dee1"/>
    </style:style>
    <style:style style:name="P13" style:family="paragraph" style:parent-style-name="Standard">
      <style:paragraph-properties fo:line-height="100%" fo:text-align="start" style:justify-single-word="false" fo:orphans="0" fo:widows="0" fo:text-indent="0in" style:auto-text-indent="false"/>
      <style:text-properties officeooo:paragraph-rsid="0018dee1"/>
    </style:style>
    <style:style style:name="P14" style:family="paragraph" style:parent-style-name="Standard">
      <style:paragraph-properties fo:line-height="100%" fo:text-indent="0.4925in" style:auto-text-indent="false"/>
      <style:text-properties officeooo:paragraph-rsid="0018dee1"/>
    </style:style>
    <style:style style:name="P15" style:family="paragraph" style:parent-style-name="Standard" style:list-style-name="WWNum1">
      <style:paragraph-properties fo:margin-left="0in" fo:line-height="110%" fo:text-indent="0.3752in" style:auto-text-indent="false">
        <style:tab-stops>
          <style:tab-stop style:position="0.6252in"/>
          <style:tab-stop style:position="0.9165in"/>
          <style:tab-stop style:position="1.3744in"/>
        </style:tab-stops>
      </style:paragraph-properties>
      <style:text-properties officeooo:paragraph-rsid="0018dee1"/>
    </style:style>
    <style:style style:name="P16" style:family="paragraph" style:parent-style-name="Standard">
      <style:paragraph-properties fo:text-indent="0.3752in" style:auto-text-indent="false">
        <style:tab-stops>
          <style:tab-stop style:position="2.6252in"/>
          <style:tab-stop style:position="4.6252in"/>
          <style:tab-stop style:position="5.8752in"/>
        </style:tab-stops>
      </style:paragraph-properties>
      <style:text-properties officeooo:paragraph-rsid="0018dee1"/>
    </style:style>
    <style:style style:name="P17" style:family="paragraph" style:parent-style-name="Standard">
      <style:paragraph-properties fo:text-indent="1in" style:auto-text-indent="false">
        <style:tab-stops>
          <style:tab-stop style:position="2.75in"/>
          <style:tab-stop style:position="4.6252in"/>
          <style:tab-stop style:position="5.8752in"/>
        </style:tab-stops>
      </style:paragraph-properties>
      <style:text-properties officeooo:paragraph-rsid="0018dee1"/>
    </style:style>
    <style:style style:name="P18" style:family="paragraph" style:parent-style-name="Standard">
      <style:paragraph-properties fo:margin-top="0in" fo:margin-bottom="0.0835in" style:contextual-spacing="false" fo:line-height="100%" fo:text-align="center" style:justify-single-word="false" fo:orphans="0" fo:widows="0" fo:text-indent="0in" style:auto-text-indent="false"/>
      <style:text-properties fo:font-size="12pt" fo:font-weight="bold" officeooo:paragraph-rsid="0018dee1" style:font-size-asian="12pt" style:font-weight-asian="bold" style:font-size-complex="12pt"/>
    </style:style>
    <style:style style:name="P19" style:family="paragraph" style:parent-style-name="Standard">
      <style:paragraph-properties fo:line-height="100%" fo:text-align="center" style:justify-single-word="false" fo:orphans="0" fo:widows="0" fo:text-indent="0in" style:auto-text-indent="false"/>
      <style:text-properties fo:font-size="12pt" officeooo:paragraph-rsid="0018dee1" style:font-size-asian="12pt" style:font-size-complex="12pt"/>
    </style:style>
    <style:style style:name="P20" style:family="paragraph" style:parent-style-name="Standard">
      <style:paragraph-properties fo:line-height="100%" fo:orphans="0" fo:widows="0" fo:text-indent="0in" style:auto-text-indent="false"/>
      <style:text-properties fo:font-size="12pt" officeooo:paragraph-rsid="0018dee1" style:font-size-asian="12pt" style:font-size-complex="12pt"/>
    </style:style>
    <style:style style:name="P21" style:family="paragraph" style:parent-style-name="Standard">
      <style:paragraph-properties fo:line-height="100%" fo:orphans="0" fo:widows="0" fo:text-indent="0in" style:auto-text-indent="false"/>
      <style:text-properties fo:font-size="8pt" officeooo:paragraph-rsid="0018dee1" style:font-size-asian="8pt" style:font-size-complex="8pt"/>
    </style:style>
    <style:style style:name="P22" style:family="paragraph" style:parent-style-name="Standard">
      <style:paragraph-properties fo:line-height="100%" fo:text-align="center" style:justify-single-word="false" fo:orphans="0" fo:widows="0" fo:text-indent="0in" style:auto-text-indent="false"/>
      <style:text-properties fo:font-size="8pt" officeooo:paragraph-rsid="0018dee1" style:font-size-asian="8pt" style:font-size-complex="8pt"/>
    </style:style>
    <style:style style:name="P23" style:family="paragraph" style:parent-style-name="Standard">
      <style:paragraph-properties fo:line-height="100%" fo:text-align="end" style:justify-single-word="false" fo:orphans="0" fo:widows="0" fo:text-indent="0in" style:auto-text-indent="false"/>
      <style:text-properties fo:font-size="8pt" officeooo:paragraph-rsid="0018dee1" style:font-size-asian="8pt" style:font-size-complex="8pt"/>
    </style:style>
    <style:style style:name="P24" style:family="paragraph" style:parent-style-name="Standard">
      <style:paragraph-properties fo:line-height="100%" fo:orphans="0" fo:widows="0" fo:text-indent="0in" style:auto-text-indent="false"/>
      <style:text-properties fo:font-size="9pt" officeooo:paragraph-rsid="0018dee1" style:font-size-asian="9pt" style:font-size-complex="9pt"/>
    </style:style>
    <style:style style:name="P25" style:family="paragraph" style:parent-style-name="Standard">
      <style:paragraph-properties fo:line-height="100%" fo:text-align="center" style:justify-single-word="false" fo:orphans="0" fo:widows="0" fo:text-indent="0in" style:auto-text-indent="false"/>
      <style:text-properties fo:font-size="9pt" officeooo:paragraph-rsid="0018dee1" style:font-size-asian="9pt" style:font-size-complex="9pt"/>
    </style:style>
    <style:style style:name="P26" style:family="paragraph" style:parent-style-name="Standard">
      <style:paragraph-properties fo:margin-top="0.8335in" fo:margin-bottom="0in" style:contextual-spacing="false" fo:text-align="center" style:justify-single-word="false" fo:orphans="0" fo:widows="0" fo:text-indent="0.3898in" style:auto-text-indent="false"/>
      <style:text-properties officeooo:paragraph-rsid="0018dee1"/>
    </style:style>
    <style:style style:name="P27" style:family="paragraph" style:parent-style-name="Standard">
      <style:paragraph-properties fo:margin-top="0.1665in" fo:margin-bottom="0.0417in" style:contextual-spacing="false"/>
      <style:text-properties officeooo:paragraph-rsid="0018dee1"/>
    </style:style>
    <style:style style:name="P28" style:family="paragraph" style:parent-style-name="Standard">
      <style:text-properties officeooo:paragraph-rsid="0018dee1"/>
    </style:style>
    <style:style style:name="P29" style:family="paragraph" style:parent-style-name="Text_20_body_20_indent">
      <style:paragraph-properties fo:margin-right="0.4165in" fo:line-height="100%" fo:text-align="center" style:justify-single-word="false" fo:text-indent="0in" style:auto-text-indent="false"/>
      <style:text-properties officeooo:paragraph-rsid="0018dee1"/>
    </style:style>
    <style:style style:name="P30" style:family="paragraph" style:parent-style-name="Text_20_body_20_indent" style:list-style-name="WWNum2">
      <style:paragraph-properties fo:margin-left="0.25in" fo:margin-right="0in" fo:line-height="100%" fo:text-align="justify" style:justify-single-word="false" fo:orphans="2" fo:widows="2" fo:text-indent="-0.25in" style:auto-text-indent="false"/>
      <style:text-properties officeooo:paragraph-rsid="0018dee1"/>
    </style:style>
    <style:style style:name="P31" style:family="paragraph" style:parent-style-name="Text_20_body_20_indent" style:list-style-name="WWNum2">
      <style:paragraph-properties fo:margin-left="0in" fo:margin-right="0in" fo:line-height="100%" fo:text-align="justify" style:justify-single-word="false" fo:orphans="2" fo:widows="2" fo:text-indent="0in" style:auto-text-indent="false">
        <style:tab-stops>
          <style:tab-stop style:position="0.3752in"/>
        </style:tab-stops>
      </style:paragraph-properties>
      <style:text-properties officeooo:paragraph-rsid="0018dee1"/>
    </style:style>
    <style:style style:name="P32" style:family="paragraph" style:parent-style-name="Text_20_body_20_indent">
      <style:paragraph-properties fo:margin-right="0.4165in" fo:line-height="100%" fo:text-indent="0in" style:auto-text-indent="false"/>
      <style:text-properties officeooo:paragraph-rsid="0018dee1"/>
    </style:style>
    <style:style style:name="P33" style:family="paragraph" style:parent-style-name="Text_20_body_20_indent">
      <style:paragraph-properties fo:margin-left="0.4925in" fo:margin-right="0.4165in" fo:line-height="100%" fo:text-align="center" style:justify-single-word="false" fo:text-indent="0in" style:auto-text-indent="false"/>
      <style:text-properties fo:font-size="12pt" officeooo:paragraph-rsid="0018dee1" style:font-size-asian="12pt" style:font-size-complex="12pt"/>
    </style:style>
    <style:style style:name="P34" style:family="paragraph" style:parent-style-name="Text_20_body_20_indent">
      <style:paragraph-properties fo:margin-left="0.4925in" fo:margin-right="0.4165in" fo:line-height="100%" fo:text-indent="0in" style:auto-text-indent="false"/>
      <style:text-properties fo:font-size="12pt" officeooo:paragraph-rsid="0018dee1" style:font-size-asian="12pt" style:font-size-complex="12pt"/>
    </style:style>
    <style:style style:name="P35" style:family="paragraph" style:parent-style-name="Text_20_body_20_indent">
      <style:paragraph-properties fo:margin-right="0.4165in" fo:line-height="100%" fo:text-indent="0in" style:auto-text-indent="false"/>
      <style:text-properties fo:font-size="12pt" officeooo:paragraph-rsid="0018dee1" style:font-size-asian="12pt" style:font-size-complex="12pt"/>
    </style:style>
    <style:style style:name="P36" style:family="paragraph" style:parent-style-name="Text_20_body_20_indent">
      <style:paragraph-properties fo:margin-right="-0.0043in" fo:text-align="center" style:justify-single-word="false" fo:text-indent="0in" style:auto-text-indent="false">
        <style:tab-stops>
          <style:tab-stop style:position="3.75in"/>
          <style:tab-stop style:position="6.4957in"/>
        </style:tab-stops>
      </style:paragraph-properties>
      <style:text-properties officeooo:paragraph-rsid="0018dee1"/>
    </style:style>
    <style:style style:name="P37" style:family="paragraph" style:parent-style-name="Text_20_body_20_indent" style:list-style-name="WWNum2">
      <style:paragraph-properties fo:margin-left="0in" fo:margin-right="0in" fo:text-align="justify" style:justify-single-word="false" fo:orphans="2" fo:widows="2" fo:text-indent="0in" style:auto-text-indent="false">
        <style:tab-stops>
          <style:tab-stop style:position="6.4957in"/>
        </style:tab-stops>
      </style:paragraph-properties>
      <style:text-properties officeooo:paragraph-rsid="0018dee1"/>
    </style:style>
    <style:style style:name="P38" style:family="paragraph" style:parent-style-name="Text_20_body_20_indent" style:list-style-name="WWNum2">
      <style:paragraph-properties fo:margin-left="0.25in" fo:margin-right="0in" fo:text-align="justify" style:justify-single-word="false" fo:orphans="2" fo:widows="2" fo:text-indent="-0.25in" style:auto-text-indent="false">
        <style:tab-stops>
          <style:tab-stop style:position="6.4957in"/>
        </style:tab-stops>
      </style:paragraph-properties>
      <style:text-properties officeooo:paragraph-rsid="0018dee1"/>
    </style:style>
    <style:style style:name="P39" style:family="paragraph" style:parent-style-name="Text_20_body_20_indent">
      <style:paragraph-properties fo:margin-right="0in" fo:text-align="justify" style:justify-single-word="false" fo:orphans="2" fo:widows="2" fo:text-indent="0in" style:auto-text-indent="false">
        <style:tab-stops>
          <style:tab-stop style:position="6.4957in"/>
        </style:tab-stops>
      </style:paragraph-properties>
      <style:text-properties officeooo:paragraph-rsid="0018dee1"/>
    </style:style>
    <style:style style:name="P40" style:family="paragraph" style:parent-style-name="Text_20_body_20_indent">
      <style:paragraph-properties fo:margin-right="0.4165in" fo:text-indent="0in" style:auto-text-indent="false">
        <style:tab-stops>
          <style:tab-stop style:position="6.4957in"/>
        </style:tab-stops>
      </style:paragraph-properties>
      <style:text-properties officeooo:paragraph-rsid="0018dee1"/>
    </style:style>
    <style:style style:name="P41" style:family="paragraph" style:parent-style-name="c8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4.25in"/>
        </style:tab-stops>
      </style:paragraph-properties>
      <style:text-properties style:font-name="Times New Roman" fo:font-size="12pt" officeooo:paragraph-rsid="0018dee1" style:font-size-asian="12pt" style:font-name-complex="Times New Roman1" style:font-size-complex="12pt"/>
    </style:style>
    <style:style style:name="P42" style:family="paragraph" style:parent-style-name="c8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4.25in"/>
        </style:tab-stops>
      </style:paragraph-properties>
      <style:text-properties officeooo:paragraph-rsid="0018dee1"/>
    </style:style>
    <style:style style:name="T1" style:family="text">
      <style:text-properties fo:font-style="italic" fo:font-weight="bold" style:font-style-asian="italic" style:font-weight-asian="bold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fo:font-style="italic" style:text-underline-style="solid" style:text-underline-width="auto" style:text-underline-color="font-color" style:font-size-asian="12pt" style:font-style-asian="italic" style:font-size-complex="12pt"/>
    </style:style>
    <style:style style:name="T9" style:family="text">
      <style:text-properties fo:font-size="12pt" fo:language="en" fo:country="US" fo:font-style="italic" style:font-size-asian="12pt" style:font-style-asian="italic" style:font-size-complex="12pt"/>
    </style:style>
    <style:style style:name="T10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1" style:family="text">
      <style:text-properties fo:font-size="12pt" fo:font-style="italic" style:font-size-asian="12pt" style:font-style-asian="italic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text-transform="uppercase" fo:font-size="12pt" style:font-size-asian="12pt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 loext:marker-style-name="T5"><text:span text:style-name="c0"><text:span text:style-name="T5">ИНДИВИДУАЛЬНОЕ ЗАДАНИЕ</text:span></text:span></text:p>
      <text:p text:style-name="P33" loext:marker-style-name="T5"><text:span text:style-name="c0"><text:span text:style-name="T5"/></text:span></text:p>
      <text:p text:style-name="P36" loext:marker-style-name="T5"><text:span text:style-name="c0"><text:span text:style-name="T5">на прохождение учебной практики обучающегося направления</text:span></text:span></text:p>
      <text:p text:style-name="P36" loext:marker-style-name="T5"><text:span text:style-name="c0"><text:span text:style-name="T5">подготовки/специальности </text:span></text:span><text:span text:style-name="c0"><text:span text:style-name="T6">09.03.01</text:span></text:span></text:p>
      <text:list text:style-name="WWNum2">
        <text:list-item>
          <text:p text:style-name="P37" loext:marker-style-name="T5"><text:span text:style-name="c0"><text:span text:style-name="T5">Фамилия, имя, отчество обучающегося: Карантинкин Андрей Николаевич</text:span></text:span><text:span text:style-name="c0"><text:span text:style-name="T6"><text:tab/></text:span></text:span></text:p>
        </text:list-item>
      </text:list>
      <text:p text:style-name="P39" loext:marker-style-name="T5"><text:span text:style-name="c0"><text:span text:style-name="T6"><text:tab/></text:span></text:span></text:p>
      <text:list text:continue-numbering="true" text:style-name="WWNum2">
        <text:list-item>
          <text:p text:style-name="P38" loext:marker-style-name="T5"><text:span text:style-name="c0"><text:span text:style-name="T5">Группа: 4341</text:span></text:span><text:span text:style-name="c0"><text:span text:style-name="T6"><text:tab/></text:span></text:span></text:p>
        </text:list-item>
        <text:list-item>
          <text:p text:style-name="P30" loext:marker-style-name="T6"><text:span text:style-name="c0"><text:span text:style-name="T5">Тема индивидуального задания:</text:span></text:span> <text:span text:style-name="c0"><text:span text:style-name="T6">изучение методов сортировки структур данных;</text:span></text:span></text:p>
        </text:list-item>
      </text:list>
      <text:p text:style-name="P40" loext:marker-style-name="T6"><text:span text:style-name="c0"><text:span text:style-name="T6">совершенствование навыков процедурного программирования на языке </text:span></text:span><text:span text:style-name="c0"><text:span text:style-name="T10">C</text:span></text:span><text:span text:style-name="c0"><text:span text:style-name="T6">/</text:span></text:span><text:span text:style-name="c0"><text:span text:style-name="T10">C</text:span></text:span><text:span text:style-name="c0"><text:span text:style-name="T6">++</text:span></text:span></text:p>
      <text:p text:style-name="P40" loext:marker-style-name="T6"><text:span text:style-name="c0"><text:span text:style-name="T6">при решении задач обработки статических и динамических массивов; разработка</text:span></text:span></text:p>
      <text:p text:style-name="P40" loext:marker-style-name="T6"><text:span text:style-name="c0"><text:span text:style-name="T6">пользовательского интерфейса.</text:span></text:span></text:p>
      <text:p text:style-name="P40" loext:marker-style-name="T5"><text:span text:style-name="c0"><text:span text:style-name="T5">Исходные данные:</text:span></text:span></text:p>
      <text:p text:style-name="P40" loext:marker-style-name="T6"><text:span text:style-name="c0"><text:span text:style-name="T6">- разработать математическую модель описания поставленной задачи и структурировать её с целью достижения требуемого решения;</text:span></text:span></text:p>
      <text:p text:style-name="P40" loext:marker-style-name="T6"><text:span text:style-name="c0"><text:span text:style-name="T6">- используя технологию процедурного программирования реализовать заданный</text:span></text:span></text:p>
      <text:p text:style-name="P40" loext:marker-style-name="T6"><text:span text:style-name="c0"><text:span text:style-name="T6">метод сортировки и применить его для указанных фрагментов числовой матрицы</text:span></text:span></text:p>
      <text:p text:style-name="P40" loext:marker-style-name="T6"><text:span text:style-name="c0"><text:span text:style-name="T6">в соответствии с индивидуальным заданием;</text:span></text:span></text:p>
      <text:p text:style-name="P40" loext:marker-style-name="T6"><text:span text:style-name="c0"><text:span text:style-name="T6">- разработать пользовательский интерфейс, позволяющий одновременно наблюдать</text:span></text:span></text:p>
      <text:p text:style-name="P40" loext:marker-style-name="T6"><text:span text:style-name="c0"><text:span text:style-name="T6"><text:s/>на экране исходную и результирующую матрицу.</text:span></text:span></text:p>
      <text:list xml:id="list160344622288396" text:continue-numbering="true" text:style-name="WWNum2">
        <text:list-item>
          <text:p text:style-name="P30" loext:marker-style-name="T5"><text:span text:style-name="c0"><text:span text:style-name="T5">Содержание отчетной документации:</text:span></text:span></text:p>
          <text:list>
            <text:list-item>
              <text:p text:style-name="P31" loext:marker-style-name="T5"><text:span text:style-name="c0"><text:span text:style-name="T5">индивидуальное задание;</text:span></text:span></text:p>
            </text:list-item>
            <text:list-item>
              <text:p text:style-name="P31" loext:marker-style-name="T5"><text:span text:style-name="c0"><text:span text:style-name="T5">отчёт, включающий в себя:</text:span></text:span></text:p>
            </text:list-item>
          </text:list>
        </text:list-item>
      </text:list>
      <text:list text:style-name="WWNum1">
        <text:list-item>
          <text:list>
            <text:list-item>
              <text:p text:style-name="P15" loext:marker-style-name="T5"><text:span text:style-name="T5">титульный лист (отчет по практике);</text:span></text:p>
            </text:list-item>
            <text:list-item>
              <text:p text:style-name="P15" loext:marker-style-name="T5"><text:span text:style-name="T5">материалы о выполнении индивидуального задания;</text:span></text:p>
            </text:list-item>
            <text:list-item>
              <text:p text:style-name="P15" loext:marker-style-name="T5"><text:span text:style-name="T5">выводы по результатам практики;</text:span></text:p>
            </text:list-item>
            <text:list-item>
              <text:p text:style-name="P15" loext:marker-style-name="T5"><text:span text:style-name="T5">список использованных источников.</text:span></text:p>
            </text:list-item>
          </text:list>
        </text:list-item>
      </text:list>
      <text:list text:continue-list="list160344622288396" text:style-name="WWNum2">
        <text:list-item>
          <text:list>
            <text:list-item>
              <text:p text:style-name="P31" loext:marker-style-name="T5"><text:span text:style-name="c0"><text:span text:style-name="T5">отзыв руководителя от профильной организации (при прохождении практики в профильной организации).</text:span></text:span></text:p>
            </text:list-item>
          </text:list>
        </text:list-item>
      </text:list>
      <text:p text:style-name="P34" loext:marker-style-name="T5"><text:span text:style-name="c0"><text:span text:style-name="T5"/></text:span></text:p>
      <text:list text:continue-numbering="true" text:style-name="WWNum2">
        <text:list-item>
          <text:p text:style-name="P30" loext:marker-style-name="T5"><text:span text:style-name="c0"><text:span text:style-name="T5">Срок представления отчета на кафедру: «_08_»_____06________2024 г.</text:span></text:span></text:p>
        </text:list-item>
      </text:list>
      <text:p text:style-name="P41" loext:marker-style-name="T12"><text:span text:style-name="c0"><text:span text:style-name="T12"/></text:span></text:p>
      <text:p text:style-name="P42" loext:marker-style-name="T12"><text:span text:style-name="c0"><text:span text:style-name="T12">Руководитель практики </text:span></text:span></text:p>
      <text:p text:style-name="P1" loext:marker-style-name="T6"><text:span text:style-name="T6">доцент, канд. техн. наук, доцент<text:tab/></text:span><text:span text:style-name="T5"><text:tab/><text:tab/> <text:s text:c="12"/>Л.Н. Бариков</text:span></text:p>
      <text:p text:style-name="P16" loext:marker-style-name="T13"><text:span text:style-name="T13">должность, уч. степень, звание<text:tab/>подпись, дата<text:tab/>инициалы, фамилия</text:span></text:p>
      <text:p text:style-name="P35" loext:marker-style-name="T5"><text:span text:style-name="c0"><text:span text:style-name="T5"/></text:span></text:p>
      <text:p text:style-name="P35" loext:marker-style-name="T5"><text:span text:style-name="c0"><text:span text:style-name="T5"/></text:span></text:p>
      <text:p text:style-name="P32" loext:marker-style-name="T5"><text:span text:style-name="c0"><text:span text:style-name="T5">Задание принял к исполнению:</text:span></text:span></text:p>
      <text:p text:style-name="P42" loext:marker-style-name="T12"><text:span text:style-name="c0"><text:span text:style-name="T12">Обучающийся </text:span></text:span></text:p>
      <text:p text:style-name="P2" loext:marker-style-name="T6"><text:span text:style-name="T6"><text:tab/></text:span><text:span text:style-name="T5"><text:tab/></text:span><text:span text:style-name="T6"><text:tab/></text:span><text:span text:style-name="T5"><text:tab/> <text:s text:c="11"/>А.Н. </text:span><text:span text:style-name="c0"><text:span text:style-name="T5">Карантинкин</text:span></text:span></text:p>
      <text:p text:style-name="P17" loext:marker-style-name="T13"><text:span text:style-name="T13">дата<text:tab/>подпись<text:tab/>инициалы, фамилия</text:span></text:p>
      <text:p text:style-name="P27"/>
      <text:p text:style-name="P3" loext:marker-style-name="T5"><text:span text:style-name="T14">МИНИСТЕРСТВО НАУКИ И ВЫСШЕГО ОБРАЗОВАНИЯ РОССИЙСКОЙ ФЕДЕРАЦИИ</text:span></text:p>
      <text:p text:style-name="P7" loext:marker-style-name="T15"><text:span text:style-name="T15">федеральное государственное автономное образовательное учреждение высшего образования</text:span></text:p>
      <text:p text:style-name="P4" loext:marker-style-name="T5"><text:span text:style-name="T5">«</text:span><text:span text:style-name="T14">САНКТ-ПЕТЕРБУРГСКИЙ ГОСУДАРСТВЕННЫЙ УНИВЕРСИТЕТ АЭРОКОСМИЧЕСКОГО ПРИБОРОСТРОЕНИЯ</text:span><text:span text:style-name="T5">»</text:span></text:p>
      <text:p text:style-name="P8" loext:marker-style-name="T14"><text:span text:style-name="T14">(ГУАП)</text:span></text:p>
      <text:p text:style-name="P18"/>
      <text:p text:style-name="P4" loext:marker-style-name="T6"><text:span text:style-name="T6">Кафедра 44 Вычислительных систем и сетей</text:span></text:p>
      <text:p text:style-name="P5" loext:marker-style-name="T13"><text:span text:style-name="T13">(наименование)</text:span></text:p>
      <text:p text:style-name="P10" loext:marker-style-name="T5"><text:span text:style-name="T5">ОТЧЁТ ПО ПРАКТИКЕ</text:span></text:p>
      <text:p text:style-name="P10" loext:marker-style-name="T5"><text:span text:style-name="T5">ЗАЩИЩЁН С ОЦЕНКОЙ</text:span></text:p>
      <text:p text:style-name="P11" loext:marker-style-name="T16"><text:span text:style-name="T16">Руководител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 loext:marker-style-name="T5"><text:span text:style-name="T5">доцент, канд. техн. наук, доцент</text:span></text:p>
          </table:table-cell>
          <table:table-cell table:style-name="Table1.B1" office:value-type="string">
            <text:p text:style-name="P19" loext:marker-style-name="T5"/>
          </table:table-cell>
          <table:table-cell table:style-name="Table1.A1" office:value-type="string">
            <text:p text:style-name="P19" loext:marker-style-name="T5"/>
          </table:table-cell>
          <table:table-cell table:style-name="Table1.B1" office:value-type="string">
            <text:p text:style-name="P19" loext:marker-style-name="T5"/>
          </table:table-cell>
          <table:table-cell table:style-name="Table1.A1" office:value-type="string">
            <text:p text:style-name="P4" loext:marker-style-name="T5"><text:span text:style-name="T5">Л.Н. Бариков</text:span></text:p>
          </table:table-cell>
        </table:table-row>
        <table:table-row table:style-name="Table1.2">
          <table:table-cell table:style-name="Table1.B1" office:value-type="string">
            <text:p text:style-name="P4" loext:marker-style-name="T13"><text:span text:style-name="T13">должность, уч. степень, звание</text:span></text:p>
          </table:table-cell>
          <table:table-cell table:style-name="Table1.B1" office:value-type="string">
            <text:p text:style-name="P21" loext:marker-style-name="T19"/>
          </table:table-cell>
          <table:table-cell table:style-name="Table1.B1" office:value-type="string">
            <text:p text:style-name="P4" loext:marker-style-name="T13"><text:span text:style-name="T13">подпись, дата</text:span></text:p>
          </table:table-cell>
          <table:table-cell table:style-name="Table1.B1" office:value-type="string">
            <text:p text:style-name="P21" loext:marker-style-name="T19"/>
          </table:table-cell>
          <table:table-cell table:style-name="Table1.B1" office:value-type="string">
            <text:p text:style-name="P4" loext:marker-style-name="T13"><text:span text:style-name="T13">инициалы, фамилия</text:span></text:p>
          </table:table-cell>
        </table:table-row>
      </table:table>
      <text:p text:style-name="P6">ОТЧЁТ ПО ПРАКТИКЕ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 loext:marker-style-name="T5"><text:span text:style-name="T5">вид практики</text:span></text:p>
          </table:table-cell>
          <table:table-cell table:style-name="Table2.B1" table:number-columns-spanned="2" office:value-type="string">
            <text:p text:style-name="P12" loext:marker-style-name="T5"><text:span text:style-name="T5">учебная</text:span></text:p>
          </table:table-cell>
          <table:covered-table-cell/>
          <table:table-cell table:style-name="Table2.D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12" loext:marker-style-name="T5"><text:span text:style-name="T5">тип практики</text:span></text:p>
          </table:table-cell>
          <table:table-cell table:style-name="Table2.B1" table:number-columns-spanned="2" office:value-type="string">
            <text:p text:style-name="P12" loext:marker-style-name="T5"><text:span text:style-name="T5">вычислительная</text:span></text:p>
          </table:table-cell>
          <table:covered-table-cell/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1" table:number-columns-spanned="2" office:value-type="string">
            <text:p text:style-name="P12" loext:marker-style-name="T5"><text:span text:style-name="T5">на тему индивидуального задания</text:span></text:p>
          </table:table-cell>
          <table:covered-table-cell/>
          <table:table-cell table:style-name="Table2.B1" office:value-type="string">
            <text:p text:style-name="P12" loext:marker-style-name="T5"><text:span text:style-name="T5">изучение методов сортировки структур данных;</text:span></text:p>
          </table:table-cell>
          <table:table-cell table:style-name="Table2.D3" office:value-type="string">
            <text:p text:style-name="P28"/>
          </table:table-cell>
        </table:table-row>
        <table:table-row table:style-name="Table2.1">
          <table:table-cell table:style-name="Table2.B1" table:number-columns-spanned="4" office:value-type="string">
            <text:p text:style-name="P13" loext:marker-style-name="T5"><text:span text:style-name="T5">совершенствование навыков процедурного программирования на языке </text:span><text:span text:style-name="T11">C</text:span><text:span text:style-name="T5">/</text:span><text:span text:style-name="T11">C</text:span><text:span text:style-name="T5">++ 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4" office:value-type="string">
            <text:p text:style-name="P13" loext:marker-style-name="T5"><text:span text:style-name="T5">при решении задач обработки статических и динамических массивов.</text:span></text:p>
          </table:table-cell>
          <table:covered-table-cell/>
          <table:covered-table-cell/>
          <table:covered-table-cell/>
        </table:table-row>
      </table:table>
      <text:p text:style-name="P24" loext:marker-style-name="T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 loext:marker-style-name="T5"><text:span text:style-name="T5">выполнен</text:span></text:p>
          </table:table-cell>
          <table:table-cell table:style-name="Table3.B1" office:value-type="string">
            <text:p text:style-name="P12" loext:marker-style-name="T5"><text:span text:style-name="c0"><text:span text:style-name="T5">Карантинкин</text:span></text:span><text:span text:style-name="T5">ым Андреем Николаевичем</text:span></text:p>
          </table:table-cell>
        </table:table-row>
        <table:table-row table:style-name="Table3.2">
          <table:table-cell table:style-name="Table3.A1" table:number-columns-spanned="2" office:value-type="string">
            <text:p text:style-name="P4" loext:marker-style-name="T13"><text:span text:style-name="T13">фамилия, имя, отчество обучающегося в творительном падеже</text:span></text:p>
          </table:table-cell>
          <table:covered-table-cell/>
        </table:table-row>
      </table:table>
      <text:p text:style-name="P24" loext:marker-style-name="T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 loext:marker-style-name="T5"><text:span text:style-name="T5">по направлению подготовки</text:span></text:p>
          </table:table-cell>
          <table:table-cell table:style-name="Table4.B1" office:value-type="string">
            <text:p text:style-name="P4" loext:marker-style-name="T5"><text:span text:style-name="T5">09.03.01</text:span></text:p>
          </table:table-cell>
          <table:table-cell table:style-name="Table4.A1" office:value-type="string">
            <text:p text:style-name="P19" loext:marker-style-name="T5"/>
          </table:table-cell>
          <table:table-cell table:style-name="Table4.B1" office:value-type="string">
            <text:p text:style-name="P4" loext:marker-style-name="T5"><text:span text:style-name="T5">Информатика и вычислительная техника</text:span></text:p>
          </table:table-cell>
        </table:table-row>
        <table:table-row table:style-name="Table4.2">
          <table:table-cell table:style-name="Table4.A2" office:value-type="string">
            <text:p text:style-name="P25" loext:marker-style-name="T13"/>
          </table:table-cell>
          <table:table-cell table:style-name="Table4.B2" office:value-type="string">
            <text:p text:style-name="P4" loext:marker-style-name="T13"><text:span text:style-name="T13">код</text:span></text:p>
          </table:table-cell>
          <table:table-cell table:style-name="Table4.A1" office:value-type="string">
            <text:p text:style-name="P22" loext:marker-style-name="T19"/>
          </table:table-cell>
          <table:table-cell table:style-name="Table4.A1" office:value-type="string">
            <text:p text:style-name="P4" loext:marker-style-name="T13"><text:span text:style-name="T13">наименование направления</text:span></text:p>
          </table:table-cell>
        </table:table-row>
        <table:table-row table:style-name="Table4.1">
          <table:table-cell table:style-name="Table4.B1" table:number-columns-spanned="4" office:value-type="string">
            <text:p text:style-name="P20" loext:marker-style-name="T5"/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4" loext:marker-style-name="T13"><text:span text:style-name="T13">наименование направления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2" loext:marker-style-name="T5"><text:span text:style-name="T5">направленности</text:span></text:p>
          </table:table-cell>
          <table:table-cell table:style-name="Table4.B1" office:value-type="string">
            <text:p text:style-name="P4" loext:marker-style-name="T5"><text:span text:style-name="T5">02</text:span></text:p>
          </table:table-cell>
          <table:table-cell table:style-name="Table4.A1" office:value-type="string">
            <text:p text:style-name="P20" loext:marker-style-name="T5"/>
          </table:table-cell>
          <table:table-cell table:style-name="Table4.B1" office:value-type="string">
            <text:p text:style-name="P12" loext:marker-style-name="T5"><text:span text:style-name="T5">Вычислительные машины, комплексы,</text:span></text:p>
          </table:table-cell>
        </table:table-row>
        <table:table-row table:style-name="Table4.6">
          <table:table-cell table:style-name="Table4.A6" office:value-type="string">
            <text:p text:style-name="P25" loext:marker-style-name="T13"/>
          </table:table-cell>
          <table:table-cell table:style-name="Table4.B6" office:value-type="string">
            <text:p text:style-name="P4" loext:marker-style-name="T13"><text:span text:style-name="T13">код</text:span></text:p>
          </table:table-cell>
          <table:table-cell table:style-name="Table4.A1" office:value-type="string">
            <text:p text:style-name="P22" loext:marker-style-name="T19"/>
          </table:table-cell>
          <table:table-cell table:style-name="Table4.A1" office:value-type="string">
            <text:p text:style-name="P4" loext:marker-style-name="T13"><text:span text:style-name="T13">наименование направленности</text:span></text:p>
          </table:table-cell>
        </table:table-row>
        <table:table-row table:style-name="Table4.1">
          <table:table-cell table:style-name="Table4.B1" table:number-columns-spanned="4" office:value-type="string">
            <text:p text:style-name="P12" loext:marker-style-name="T5"><text:span text:style-name="T5">системы и сети</text:span></text:p>
          </table:table-cell>
          <table:covered-table-cell/>
          <table:covered-table-cell/>
          <table:covered-table-cell/>
        </table:table-row>
        <table:table-row table:style-name="Table4.8">
          <table:table-cell table:style-name="Table4.A4" table:number-columns-spanned="4" office:value-type="string">
            <text:p text:style-name="P4" loext:marker-style-name="T13"><text:span text:style-name="T13">наименование направленности</text:span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" loext:marker-style-name="T15"><text:span text:style-name="T15">Обучающийся группы №</text:span></text:p>
          </table:table-cell>
          <table:table-cell table:style-name="Table5.B1" office:value-type="string">
            <text:p text:style-name="P4" loext:marker-style-name="T7"><text:bookmark text:name="_GoBack"/><text:span text:style-name="T5">4341</text:span></text:p>
          </table:table-cell>
          <table:table-cell table:style-name="Table5.A1" office:value-type="string">
            <text:p text:style-name="P19" loext:marker-style-name="T5"/>
          </table:table-cell>
          <table:table-cell table:style-name="Table5.B1" office:value-type="string">
            <text:p text:style-name="P19" loext:marker-style-name="T5"/>
          </table:table-cell>
          <table:table-cell table:style-name="Table5.A1" office:value-type="string">
            <text:p text:style-name="P19" loext:marker-style-name="T5"/>
          </table:table-cell>
          <table:table-cell table:style-name="Table5.B1" office:value-type="string">
            <text:p text:style-name="P4" loext:marker-style-name="T5"><text:span text:style-name="T5">А.Н. </text:span><text:span text:style-name="c0"><text:span text:style-name="T5">Карантинкин</text:span></text:span></text:p>
          </table:table-cell>
        </table:table-row>
        <table:table-row table:style-name="Table5.2">
          <table:table-cell table:style-name="Table5.A1" office:value-type="string">
            <text:p text:style-name="P23" loext:marker-style-name="T19"/>
          </table:table-cell>
          <table:table-cell table:style-name="Table5.A1" office:value-type="string">
            <text:p text:style-name="P4" loext:marker-style-name="T13"><text:span text:style-name="T13">номер</text:span></text:p>
          </table:table-cell>
          <table:table-cell table:style-name="Table5.A1" office:value-type="string">
            <text:p text:style-name="P21" loext:marker-style-name="T19"/>
          </table:table-cell>
          <table:table-cell table:style-name="Table5.A1" office:value-type="string">
            <text:p text:style-name="P4" loext:marker-style-name="T13"><text:span text:style-name="T13">подпись, дата</text:span></text:p>
          </table:table-cell>
          <table:table-cell table:style-name="Table5.A1" office:value-type="string">
            <text:p text:style-name="P21" loext:marker-style-name="T19"/>
          </table:table-cell>
          <table:table-cell table:style-name="Table5.A1" office:value-type="string">
            <text:p text:style-name="P4" loext:marker-style-name="T13"><text:span text:style-name="T13">инициалы, фамилия</text:span></text:p>
          </table:table-cell>
        </table:table-row>
      </table:table>
      <text:p text:style-name="P26"><text:span text:style-name="T5">Санкт–Петербург 2024</text:span></text:p>
      <text:p text:style-name="P27"/>
      <text:p text:style-name="P9" loext:marker-style-name="T17"><text:span text:style-name="T17">Индивидуальные задания на программирование</text:span></text:p>
      <text:p text:style-name="P14" loext:marker-style-name="T3"><text:span text:style-name="T2">Цель работы: </text:span><text:span text:style-name="T3">изучение методов сортировки структур данных; совершенствование навыков процедурного программирования на языке C/C++ при решении задач обработки статических и динамических массивов, разработка пользовательского интерфейса.</text:span></text:p>
      <text:p text:style-name="P14" loext:marker-style-name="T4"><text:span text:style-name="T2">Задание на программирование: </text:span><text:span text:style-name="T4">используя технологию процедурного программирования реализовать заданный метод сортировки и применить его для указанных фрагментов числовой матрицы в соответствии с индивидуальным заданием. Разработать пользовательский интерфейс, позволяющий:</text:span></text:p>
      <text:p text:style-name="P14" loext:marker-style-name="T4"><text:span text:style-name="T4">- осуществлять ввод исходных данных;</text:span></text:p>
      <text:p text:style-name="P14"><text:span text:style-name="T4">- наблюдать на экране монитора одновременно исходную и отсортированную матрицу.</text:span></text:p>
      <text:p text:style-name="P14"><text:span text:style-name="T1">Порядок выполнения работы</text:span><text:span text:style-name="T2">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right="0.4165in" fo:text-align="start" style:justify-single-word="false" fo:orphans="0" fo:widows="0" fo:text-indent="0.389in" style:auto-text-indent="false"/>
      <style:text-properties fo:background-color="transparent" style:font-name-asian="Times New Roman1" style:font-family-asian="'Times New Roman'" style:font-family-generic-asian="system" style:font-pitch-asian="variable" style:language-asian="ru" style:country-asian="RU"/>
    </style:style>
    <style:style style:name="c8" style:family="paragraph" style:parent-style-name="Standard">
      <style:paragraph-properties fo:margin-left="0.0937in" style:line-height-at-least="0.1874in" fo:text-indent="0in" style:auto-text-indent="false"/>
      <style:text-properties style:font-name="Tahoma" fo:font-family="Tahoma" style:font-family-generic="roman" style:font-pitch="variable" fo:font-size="10pt" fo:background-color="transparent" style:font-name-asian="Times New Roman1" style:font-family-asian="'Times New Roman'" style:font-family-generic-asian="system" style:font-pitch-asian="variable" style:font-size-asian="10pt" style:language-asian="ru" style:country-asian="RU" style:font-name-complex="Tahoma1" style:font-family-complex="Tahoma" style:font-family-generic-complex="system" style:font-pitch-complex="variable" style:font-size-complex="10pt"/>
    </style:style>
    <style:style style:name="c0" style:family="text"/>
    <style:style style:name="ListLabel_20_10" style:display-name="ListLabel 10" style:family="text"/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12.236685529</meta:creation-date>
    <dc:date>2024-05-15T16:03:03.142598140</dc:date>
    <meta:editing-duration>PT10M51S</meta:editing-duration>
    <meta:editing-cycles>1</meta:editing-cycles>
    <meta:generator>LibreOffice/7.6.6.3$Linux_X86_64 LibreOffice_project/60$Build-3</meta:generator>
    <meta:document-statistic meta:table-count="5" meta:image-count="0" meta:object-count="0" meta:page-count="3" meta:paragraph-count="85" meta:word-count="389" meta:character-count="3382" meta:non-whitespace-character-count="3052"/>
  </office:meta>
</office:document-meta>
</file>